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T1" style:family="text">
      <style:text-properties officeooo:rsid="0009e171"/>
    </style:style>
    <style:style style:name="T2" style:family="text">
      <style:text-properties officeooo:rsid="0009f6ed"/>
    </style:style>
    <style:style style:name="T3" style:family="text">
      <style:text-properties officeooo:rsid="000a8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D<text:span text:style-name="T2">287</text:span></text:p>
      <text:p text:style-name="P1">- <text:span text:style-name="T3">D 191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49:30.515733902</dc:date>
    <meta:editing-duration>PT6M52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1" meta:paragraph-count="3" meta:word-count="11" meta:character-count="58" meta:non-whitespace-character-count="50"/>
  </office:meta>
</office:document-meta>
</file>